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73.78pt" svg:y="18.34pt">
            <loext:p draw:notify-on-update-of-ranges="Sheet1.A2:Sheet1.A3 Sheet1.A4:Sheet1.A24 Sheet1.B2:Sheet1.B3 Sheet1.B4:Sheet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5.62pt" svg:y="287.18pt">
            <loext:p draw:notify-on-update-of-ranges="Sheet1.A2:Sheet1.A3 Sheet1.A4:Sheet1.A24 Sheet1.C2:Sheet1.C3 Sheet1.C4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09.8pt" svg:y="20.18pt">
            <loext:p draw:notify-on-update-of-ranges="Sheet1.A2:Sheet1.A3 Sheet1.A4:Sheet1.A17 Sheet1.B2:Sheet1.B3 Sheet1.B4:Sheet1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ad (Mpps)</text:p>
          </table:table-cell>
          <table:table-cell office:value-type="string" calcext:value-type="string">
            <text:p>Latency 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01" calcext:value-type="float">
            <text:p>3801</text:p>
          </table:table-cell>
          <table:table-cell table:formula="of:= 1 - ([.D4]/[.A4])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810" calcext:value-type="float">
            <text:p>3810</text:p>
          </table:table-cell>
          <table:table-cell table:formula="of:= 1 - ([.D5]/[.A5])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833" calcext:value-type="float">
            <text:p>3833</text:p>
          </table:table-cell>
          <table:table-cell table:formula="of:= 1 - ([.D6]/[.A6])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898" calcext:value-type="float">
            <text:p>3898</text:p>
          </table:table-cell>
          <table:table-cell table:formula="of:= 1 - ([.D7]/[.A7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087" calcext:value-type="float">
            <text:p>4087</text:p>
          </table:table-cell>
          <table:table-cell table:formula="of:= 1 - ([.D8]/[.A8])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181" calcext:value-type="float">
            <text:p>4181</text:p>
          </table:table-cell>
          <table:table-cell table:formula="of:= 1 - ([.D9]/[.A9])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648" calcext:value-type="float">
            <text:p>4648</text:p>
          </table:table-cell>
          <table:table-cell table:formula="of:= 1 - ([.D10]/[.A10])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783" calcext:value-type="float">
            <text:p>7783</text:p>
          </table:table-cell>
          <table:table-cell table:formula="of:= 1 - ([.D11]/[.A11])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8007" calcext:value-type="float">
            <text:p>8007</text:p>
          </table:table-cell>
          <table:table-cell table:formula="of:= 1 - ([.D12]/[.A12])" office:value-type="float" office:value="0" calcext:value-type="float">
            <text:p>0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817" calcext:value-type="float">
            <text:p>8817</text:p>
          </table:table-cell>
          <table:table-cell table:formula="of:= 1 - ([.D13]/[.A13])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0787" calcext:value-type="float">
            <text:p>10787</text:p>
          </table:table-cell>
          <table:table-cell table:formula="of:= 1 - ([.D14]/[.A14])" office:value-type="float" office:value="0" calcext:value-type="float">
            <text:p>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1594" calcext:value-type="float">
            <text:p>11594</text:p>
          </table:table-cell>
          <table:table-cell table:formula="of:= 1 - ([.D15]/[.A15])" office:value-type="float" office:value="0" calcext:value-type="float">
            <text:p>0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2139" calcext:value-type="float">
            <text:p>12139</text:p>
          </table:table-cell>
          <table:table-cell table:formula="of:= 1 - ([.D16]/[.A16])" office:value-type="float" office:value="0" calcext:value-type="float">
            <text:p>0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27525" calcext:value-type="float">
            <text:p>27525</text:p>
          </table:table-cell>
          <table:table-cell table:formula="of:= 1 - ([.D17]/[.A17])"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536169" calcext:value-type="float">
            <text:p>536169</text:p>
          </table:table-cell>
          <table:table-cell table:formula="of:= 1 - ([.D18]/[.A18])" office:value-type="float" office:value="0.00133689839572204" calcext:value-type="float">
            <text:p>0.0013368984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553042" calcext:value-type="float">
            <text:p>553042</text:p>
          </table:table-cell>
          <table:table-cell table:formula="of:= 1 - ([.D19]/[.A19])" office:value-type="float" office:value="0.00796812749003994" calcext:value-type="float">
            <text:p>0.007968127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560593" calcext:value-type="float">
            <text:p>560593</text:p>
          </table:table-cell>
          <table:table-cell table:formula="of:= 1 - ([.D20]/[.A20])" office:value-type="float" office:value="0.0484076433121019" calcext:value-type="float">
            <text:p>0.0484076433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561142" calcext:value-type="float">
            <text:p>561142</text:p>
          </table:table-cell>
          <table:table-cell table:formula="of:= 1 - ([.D21]/[.A21])" office:value-type="float" office:value="0.126315789473684" calcext:value-type="float">
            <text:p>0.126315789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561483" calcext:value-type="float">
            <text:p>561483</text:p>
          </table:table-cell>
          <table:table-cell table:formula="of:= 1 - ([.D22]/[.A22])" office:value-type="float" office:value="0.252252252252252" calcext:value-type="float">
            <text:p>0.2522522523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559095" calcext:value-type="float">
            <text:p>559095</text:p>
          </table:table-cell>
          <table:table-cell table:formula="of:= 1 - ([.D23]/[.A23])" office:value-type="float" office:value="0.341269841269841" calcext:value-type="float">
            <text:p>0.3412698413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561254" calcext:value-type="float">
            <text:p>561254</text:p>
          </table:table-cell>
          <table:table-cell table:formula="of:= 1 - ([.D24]/[.A24])" office:value-type="float" office:value="0.354364736387208" calcext:value-type="float">
            <text:p>0.3543647364</text:p>
          </table:table-cell>
          <table:table-cell office:value-type="float" office:value="7.47" calcext:value-type="float">
            <text:p>7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5:01:55.056154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09:33.546392835</meta:creation-date>
    <dc:date>2019-05-26T15:18:48.563321080</dc:date>
    <meta:editing-duration>PT1H8M37S</meta:editing-duration>
    <meta:editing-cycles>8</meta:editing-cycles>
    <meta:generator>LibreOffice/5.1.6.2$Linux_X86_64 LibreOffice_project/10m0$Build-2</meta:generator>
    <meta:document-statistic meta:table-count="1" meta:cell-count="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Load vs Latency (full range)</text:p>
        </chart:title>
        <chart:legend chart:legend-position="end" svg:x="12.645cm" svg:y="4.201cm" style:legend-expansion="high" chart:style-name="ch3"/>
        <chart:plot-area chart:style-name="ch4" table:cell-range-address="Sheet1.A2:Sheet1.B24" chart:data-source-has-labels="row" svg:x="0.32cm" svg:y="1.275cm" svg:width="12.005cm" svg:height="6.564cm">
          <chartooo:coordinate-region svg:x="1.682cm" svg:y="1.474cm" svg:width="10.456cm" svg:height="5.718cm"/>
          <chart:axis chart:dimension="x" chart:name="primary-x" chart:style-name="ch5">
            <chart:title svg:x="5.352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24" chart:label-cell-address="Sheet1.B2:Sheet1.B3" chart:class="chart:scatter">
            <chart:domain table:cell-range-address="Sheet1.A4:Sheet1.A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 (ns)</text:p>
                <text:list>
                  <text:list-item>
                    <text:p>Latency (ns)</text:p>
                  </text:list-item>
                  <text:list-item>
                    <text:p/>
                  </text:list-item>
                </text:list>
                <draw:g>
                  <svg:desc>Sheet1.B2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4:Sheet1.A24</svg:desc>
                </draw:g>
              </table:table-cell>
              <table:table-cell office:value-type="float" office:value="3801">
                <text:p>3801</text:p>
                <draw:g>
                  <svg:desc>Sheet1.B4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7783">
                <text:p>7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">
                <text:p>7.27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4">
                <text:p>7.44</text:p>
              </table:table-cell>
              <table:table-cell office:value-type="float" office:value="10787">
                <text:p>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5">
                <text:p>7.45</text:p>
              </table:table-cell>
              <table:table-cell office:value-type="float" office:value="11594">
                <text:p>11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6">
                <text:p>7.4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7">
                <text:p>7.47</text:p>
              </table:table-cell>
              <table:table-cell office:value-type="float" office:value="27525">
                <text:p>27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8">
                <text:p>7.48</text:p>
              </table:table-cell>
              <table:table-cell office:value-type="float" office:value="536169">
                <text:p>536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3">
                <text:p>7.53</text:p>
              </table:table-cell>
              <table:table-cell office:value-type="float" office:value="553042">
                <text:p>553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5">
                <text:p>7.85</text:p>
              </table:table-cell>
              <table:table-cell office:value-type="float" office:value="560593">
                <text:p>560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5">
                <text:p>8.55</text:p>
              </table:table-cell>
              <table:table-cell office:value-type="float" office:value="561142">
                <text:p>561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9">
                <text:p>9.99</text:p>
              </table:table-cell>
              <table:table-cell office:value-type="float" office:value="561483">
                <text:p>561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4">
                <text:p>11.34</text:p>
              </table:table-cell>
              <table:table-cell office:value-type="float" office:value="559095">
                <text:p>559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7">
                <text:p>11.57</text:p>
              </table:table-cell>
              <table:table-cell office:value-type="float" office:value="561254">
                <text:p>561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Load vs Drop Rate</text:p>
        </chart:title>
        <chart:legend chart:legend-position="end" svg:x="13.016cm" svg:y="4.201cm" style:legend-expansion="high" chart:style-name="ch3"/>
        <chart:plot-area chart:style-name="ch4" table:cell-range-address="Sheet1.A2:Sheet1.A24 Sheet1.C2:Sheet1.C24" chart:data-source-has-labels="row" svg:x="0.32cm" svg:y="1.275cm" svg:width="12.376cm" svg:height="6.564cm">
          <chartooo:coordinate-region svg:x="1.232cm" svg:y="1.474cm" svg:width="11.277cm" svg:height="5.718cm"/>
          <chart:axis chart:dimension="x" chart:name="primary-x" chart:style-name="ch5">
            <chart:title svg:x="5.53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4:Sheet1.C24" chart:label-cell-address="Sheet1.C2:Sheet1.C3" chart:class="chart:scatter">
            <chart:domain table:cell-range-address="Sheet1.A4:Sheet1.A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text:list>
                  <text:list-item>
                    <text:p>Drop Rate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4:Sheet1.A24</svg:desc>
                </draw:g>
              </table:table-cell>
              <table:table-cell office:value-type="float" office:value="0">
                <text:p>0</text:p>
                <draw:g>
                  <svg:desc>Sheet1.C4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">
                <text:p>7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6">
                <text:p>7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7">
                <text:p>7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8">
                <text:p>7.48</text:p>
              </table:table-cell>
              <table:table-cell office:value-type="float" office:value="0.00133689839572204">
                <text:p>0.00133689839572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3">
                <text:p>7.53</text:p>
              </table:table-cell>
              <table:table-cell office:value-type="float" office:value="0.00796812749003994">
                <text:p>0.00796812749003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5">
                <text:p>7.85</text:p>
              </table:table-cell>
              <table:table-cell office:value-type="float" office:value="0.0484076433121019">
                <text:p>0.0484076433121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5">
                <text:p>8.55</text:p>
              </table:table-cell>
              <table:table-cell office:value-type="float" office:value="0.126315789473684">
                <text:p>0.12631578947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9">
                <text:p>9.99</text:p>
              </table:table-cell>
              <table:table-cell office:value-type="float" office:value="0.252252252252252">
                <text:p>0.252252252252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4">
                <text:p>11.34</text:p>
              </table:table-cell>
              <table:table-cell office:value-type="float" office:value="0.341269841269841">
                <text:p>0.341269841269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7">
                <text:p>11.57</text:p>
              </table:table-cell>
              <table:table-cell office:value-type="float" office:value="0.354364736387208">
                <text:p>0.354364736387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58cm" svg:y="0.316cm" chart:style-name="ch2">
          <text:p>Load vs Latency (before bottleneck)</text:p>
        </chart:title>
        <chart:legend chart:legend-position="end" svg:x="12.645cm" svg:y="4.201cm" style:legend-expansion="high" chart:style-name="ch3"/>
        <chart:plot-area chart:style-name="ch4" table:cell-range-address="Sheet1.A2:Sheet1.B17" chart:data-source-has-labels="row" svg:x="0.32cm" svg:y="1.275cm" svg:width="12.005cm" svg:height="6.564cm">
          <chartooo:coordinate-region svg:x="1.497cm" svg:y="1.474cm" svg:width="10.734cm" svg:height="5.718cm"/>
          <chart:axis chart:dimension="x" chart:name="primary-x" chart:style-name="ch5">
            <chart:title svg:x="5.352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17" chart:label-cell-address="Sheet1.B2:Sheet1.B3" chart:class="chart:scatter">
            <chart:domain table:cell-range-address="Sheet1.A4:Sheet1.A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 (ns)</text:p>
                <text:list>
                  <text:list-item>
                    <text:p>Latency (ns)</text:p>
                  </text:list-item>
                  <text:list-item>
                    <text:p/>
                  </text:list-item>
                </text:list>
                <draw:g>
                  <svg:desc>Sheet1.B2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4:Sheet1.A17</svg:desc>
                </draw:g>
              </table:table-cell>
              <table:table-cell office:value-type="float" office:value="3801">
                <text:p>3801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7783">
                <text:p>7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">
                <text:p>7.27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4">
                <text:p>7.44</text:p>
              </table:table-cell>
              <table:table-cell office:value-type="float" office:value="10787">
                <text:p>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5">
                <text:p>7.45</text:p>
              </table:table-cell>
              <table:table-cell office:value-type="float" office:value="11594">
                <text:p>11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6">
                <text:p>7.4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7">
                <text:p>7.47</text:p>
              </table:table-cell>
              <table:table-cell office:value-type="float" office:value="27525">
                <text:p>27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